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HUANARI TEJADA, VICTOR AUGUST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TORRES RENGIFO, SANITH KELL YELLIZABETH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CRIOLLOS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PEKIN:</text:p>
          </table:table-cell>
          <table:covered-table-cell/>
          <table:table-cell table:style-name="Tabla1.C5" table:number-columns-spanned="2" office:value-type="string">
            <text:p text:style-name="P19">8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3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0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/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2T22:25:50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